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pt" fo:country="BR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>
      <style:text-properties fo:language="pt" fo:country="BR"/>
    </style:style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>
      <style:text-properties fo:language="pt" fo:country="BR"/>
    </style:style>
    <style:style style:name="T29" style:parent-style-name="Fonteparág.padrão" style:family="text">
      <style:text-properties fo:language="pt" fo:country="BR"/>
    </style:style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list-style-name="LFO1" style:family="paragraph"/>
    <style:style style:name="P34" style:parent-style-name="Standard" style:list-style-name="LFO1" style:family="paragraph"/>
    <style:style style:name="P35" style:parent-style-name="Standard" style:list-style-name="LFO1" style:family="paragraph"/>
    <style:style style:name="P36" style:parent-style-name="Standard" style:list-style-name="LFO1" style:family="paragraph"/>
    <style:style style:name="P37" style:parent-style-name="Standard" style:list-style-name="LFO1" style:family="paragraph"/>
    <style:style style:name="P38" style:parent-style-name="Standard" style:list-style-name="LFO1" style:family="paragraph"/>
    <style:style style:name="P39" style:parent-style-name="Standard" style:list-style-name="LFO1" style:family="paragraph"/>
    <style:style style:name="P40" style:parent-style-name="Standard" style:list-style-name="LFO1" style:family="paragraph"/>
    <style:style style:name="P41" style:parent-style-name="Standard" style:list-style-name="LFO1" style:family="paragraph"/>
    <style:style style:name="P42" style:parent-style-name="Standard" style:list-style-name="LFO1" style:family="paragraph"/>
    <style:style style:name="P43" style:parent-style-name="Standard" style:list-style-name="LFO1" style:family="paragraph">
      <style:text-properties fo:language="pt" fo:country="BR"/>
    </style:style>
    <style:style style:name="P44" style:parent-style-name="Standard" style:list-style-name="LFO1" style:family="paragraph"/>
    <style:style style:name="P45" style:parent-style-name="Standard" style:list-style-name="LFO1" style:family="paragraph"/>
    <style:style style:name="P46" style:parent-style-name="Standard" style:list-style-name="LFO1" style:family="paragraph"/>
    <style:style style:name="P47" style:parent-style-name="Standard" style:list-style-name="LFO1" style:family="paragraph"/>
    <style:style style:name="P48" style:parent-style-name="Standard" style:list-style-name="LFO1" style:family="paragraph">
      <style:text-properties fo:language="pt" fo:country="BR"/>
    </style:style>
    <style:style style:name="P49" style:parent-style-name="Standard" style:list-style-name="LFO1" style:family="paragraph"/>
    <style:style style:name="P50" style:parent-style-name="Standard" style:family="paragraph">
      <style:paragraph-properties fo:break-before="page"/>
    </style:style>
    <style:style style:name="P51" style:parent-style-name="Standard" style:list-style-name="LFO2" style:family="paragraph"/>
    <style:style style:name="P52" style:parent-style-name="Standard" style:list-style-name="LFO2" style:family="paragraph"/>
    <style:style style:name="P53" style:parent-style-name="Standard" style:list-style-name="LFO2" style:family="paragraph"/>
    <style:style style:name="P54" style:parent-style-name="Standard" style:list-style-name="LFO2" style:family="paragraph">
      <style:text-properties fo:language="pt" fo:country="BR"/>
    </style:style>
    <style:style style:name="P55" style:parent-style-name="Standard" style:list-style-name="LFO2" style:family="paragraph">
      <style:text-properties fo:language="pt" fo:country="BR"/>
    </style:style>
    <style:style style:name="P56" style:parent-style-name="Standard" style:list-style-name="LFO2" style:family="paragraph">
      <style:text-properties fo:language="pt" fo:country="BR"/>
    </style:style>
    <style:style style:name="P57" style:parent-style-name="Standard" style:list-style-name="LFO2" style:family="paragraph">
      <style:text-properties fo:language="pt" fo:country="BR"/>
    </style:style>
    <style:style style:name="P58" style:parent-style-name="Standard" style:list-style-name="LFO2" style:family="paragraph">
      <style:text-properties fo:language="pt" fo:country="BR"/>
    </style:style>
    <style:style style:name="P59" style:parent-style-name="Standard" style:family="paragraph">
      <style:text-properties fo:language="pt" fo:country="BR"/>
    </style:style>
    <style:style style:name="P60" style:parent-style-name="Standard" style:list-style-name="LFO3" style:family="paragraph">
      <style:text-properties fo:language="pt" fo:country="BR"/>
    </style:style>
    <style:style style:name="P61" style:parent-style-name="Standard" style:list-style-name="LFO3" style:family="paragraph">
      <style:text-properties fo:language="pt" fo:country="BR"/>
    </style:style>
    <style:style style:name="P62" style:parent-style-name="Standard" style:list-style-name="LFO3" style:family="paragraph">
      <style:text-properties fo:language="pt" fo:country="BR"/>
    </style:style>
    <style:style style:name="P63" style:parent-style-name="Standard" style:list-style-name="LFO3" style:family="paragraph">
      <style:text-properties fo:language="pt" fo:country="BR"/>
    </style:style>
    <style:style style:name="P64" style:parent-style-name="Standard" style:family="paragraph">
      <style:text-properties fo:language="pt" fo:country="BR"/>
    </style:style>
    <style:style style:name="P65" style:parent-style-name="Standard" style:list-style-name="LFO4" style:family="paragraph">
      <style:text-properties fo:language="pt" fo:country="BR"/>
    </style:style>
    <style:style style:name="P66" style:parent-style-name="Standard" style:list-style-name="LFO4" style:family="paragraph">
      <style:text-properties fo:language="pt" fo:country="BR"/>
    </style:style>
    <style:style style:name="P67" style:parent-style-name="Standard" style:list-style-name="LFO4" style:family="paragraph">
      <style:text-properties fo:language="pt" fo:country="BR"/>
    </style:style>
    <style:style style:name="P68" style:parent-style-name="Standard" style:list-style-name="LFO4" style:family="paragraph">
      <style:text-properties fo:language="pt" fo:country="BR"/>
    </style:style>
    <style:style style:name="P69" style:parent-style-name="Standard" style:list-style-name="LFO4" style:family="paragraph">
      <style:text-properties fo:language="pt" fo:country="BR"/>
    </style:style>
    <style:style style:name="P70" style:parent-style-name="Standard" style:list-style-name="LFO4" style:family="paragraph">
      <style:text-properties fo:language="pt" fo:country="BR"/>
    </style:style>
    <style:style style:name="P71" style:parent-style-name="Standard" style:list-style-name="LFO4" style:family="paragraph">
      <style:text-properties fo:language="pt" fo:country="BR"/>
    </style:style>
    <style:style style:name="P72" style:parent-style-name="Standard" style:list-style-name="LFO4" style:family="paragraph">
      <style:text-properties fo:language="pt" fo:country="BR"/>
    </style:style>
    <style:style style:name="P73" style:parent-style-name="Standard" style:list-style-name="LFO4" style:family="paragraph">
      <style:text-properties fo:language="pt" fo:country="BR"/>
    </style:style>
    <style:style style:name="P74" style:parent-style-name="Standard" style:list-style-name="LFO4" style:family="paragraph">
      <style:text-properties fo:language="pt" fo:country="BR"/>
    </style:style>
    <style:style style:name="P75" style:parent-style-name="Standard" style:family="paragraph">
      <style:text-properties fo:language="pt" fo:country="BR"/>
    </style:style>
    <style:style style:name="P76" style:parent-style-name="Standard" style:list-style-name="LFO5" style:family="paragraph">
      <style:text-properties fo:language="pt" fo:country="BR"/>
    </style:style>
    <style:style style:name="P77" style:parent-style-name="Standard" style:list-style-name="LFO5" style:family="paragraph">
      <style:text-properties fo:language="pt" fo:country="BR"/>
    </style:style>
    <style:style style:name="P78" style:parent-style-name="Standard" style:list-style-name="LFO5" style:family="paragraph">
      <style:text-properties fo:language="pt" fo:country="BR"/>
    </style:style>
    <style:style style:name="P79" style:parent-style-name="Standard" style:list-style-name="LFO5" style:family="paragraph"/>
  </office:automatic-styles>
  <office:body>
    <office:text text:use-soft-page-breaks="true">
      <text:p text:style-name="P1"><text:bookmark-start text:name="__DdeLink__166_600129414"/>Sistema de transporte de passageiros – STS – Smart Transport Service</text:p>
      <text:p text:style-name="Standard"/>
      <text:p text:style-name="Standard">Requisitos<text:s/>Funcionais</text:p>
      <text:list text:style-name="LFO1" text:continue-numbering="true">
        <text:list-item>
          <text:p text:style-name="P2">Área administrativa – WEB</text:p>
          <text:list text:continue-numbering="true">
            <text:list-item>
              <text:p text:style-name="P3">Cadastrar empresa.</text:p>
            </text:list-item>
            <text:list-item>
              <text:p text:style-name="P4">Acessar sistema.</text:p>
            </text:list-item>
            <text:list-item>
              <text:p text:style-name="P5"><text:bookmark-start text:name="__DdeLink__40_1015668052"/>Ma<text:bookmark-end text:name="__DdeLink__40_1015668052"/>nter passageiro.</text:p>
              <text:list text:continue-numbering="true">
                <text:list-item>
                  <text:p text:style-name="P6">Inserir<text:s/>passageiro.</text:p>
                </text:list-item>
                <text:list-item>
                  <text:p text:style-name="P7">Editar passageiro.</text:p>
                </text:list-item>
                <text:list-item>
                  <text:p text:style-name="P8">Excluir passageiro.</text:p>
                </text:list-item>
                <text:list-item>
                  <text:p text:style-name="P9">Inserir ponto de parada.</text:p>
                </text:list-item>
              </text:list>
            </text:list-item>
            <text:list-item>
              <text:p text:style-name="P10"><text:bookmark-start text:name="__DdeLink__43_1015668052"/>Manter destino.<text:bookmark-end text:name="__DdeLink__43_1015668052"/></text:p>
              <text:list text:continue-numbering="true">
                <text:list-item>
                  <text:p text:style-name="P11">Associar motorista.</text:p>
                </text:list-item>
                <text:list-item>
                  <text:p text:style-name="P12">Associar Passageiro.</text:p>
                </text:list-item>
                <text:list-item>
                  <text:p text:style-name="P13">Associar veículo.</text:p>
                </text:list-item>
                <text:list-item>
                  <text:p text:style-name="P14">Definir endereços de destinos.</text:p>
                </text:list-item>
                <text:list-item>
                  <text:p text:style-name="P15">Definir prioridade de destinos.</text:p>
                </text:list-item>
                <text:list-item>
                  <text:p text:style-name="P16">Definir endereço de origem.</text:p>
                </text:list-item>
                <text:list-item>
                  <text:p text:style-name="P17">Visualizar estatísticas</text:p>
                </text:list-item>
              </text:list>
            </text:list-item>
            <text:list-item>
              <text:p text:style-name="P18"><text:bookmark-start text:name="__DdeLink__46_1015668052"/>Manter veiculos.<text:bookmark-end text:name="__DdeLink__46_1015668052"/></text:p>
              <text:list text:continue-numbering="true">
                <text:list-item>
                  <text:p text:style-name="P19">Inserir veículo.</text:p>
                  <text:list text:continue-numbering="true">
                    <text:list-item>
                      <text:p text:style-name="P20">Definir nome do veículo. (apelido).</text:p>
                    </text:list-item>
                  </text:list>
                </text:list-item>
                <text:list-item>
                  <text:p text:style-name="P21">Editar veículo.</text:p>
                </text:list-item>
                <text:list-item>
                  <text:p text:style-name="P22">Excluir veículo.</text:p>
                </text:list-item>
              </text:list>
            </text:list-item>
            <text:list-item>
              <text:p text:style-name="P23"><text:bookmark-start text:name="__DdeLink__51_1015668052"/>Localizar veículos.<text:bookmark-end text:name="__DdeLink__51_1015668052"/></text:p>
            </text:list-item>
            <text:list-item>
              <text:p text:style-name="P24">Sistema de pagamentos</text:p>
              <text:list text:continue-numbering="true">
                <text:list-item>
                  <text:p text:style-name="P25">Manter pagamentos de passegeiros.</text:p>
                </text:list-item>
                <text:list-item>
                  <text:p text:style-name="P26">Adicionar valor por destino.</text:p>
                </text:list-item>
                <text:list-item>
                  <text:p text:style-name="P27">Manter custo.</text:p>
                </text:list-item>
                <text:list-item>
                  <text:p text:style-name="P28">Gerar estatisticas custo<text:s/>x lucro.</text:p>
                </text:list-item>
              </text:list>
            </text:list-item>
          </text:list>
        </text:list-item>
      </text:list>
      <text:p text:style-name="Standard"><text:span text:style-name="T29"><text:tab/></text:span>8. Manter motorista</text:p>
      <text:p text:style-name="Standard"/>
      <text:list text:style-name="LFO1" text:continue-numbering="true">
        <text:list-item>
          <text:p text:style-name="P30">Passageiro – Android</text:p>
          <text:list text:continue-numbering="true">
            <text:list-item>
              <text:p text:style-name="P31">Acessar sistema.</text:p>
            </text:list-item>
            <text:list-item>
              <text:p text:style-name="P32"><text:bookmark-start text:name="__DdeLink__15147_260753773"/>Visualizar passageiros do destino<text:bookmark-end text:name="__DdeLink__15147_260753773"/>.</text:p>
            </text:list-item>
            <text:list-item>
              <text:p text:style-name="P33"><text:bookmark-start text:name="__DdeLink__65_1015668052"/>Confirmar<text:s/><text:bookmark-end text:name="__DdeLink__65_1015668052"/>presença.</text:p>
            </text:list-item>
            <text:list-item>
              <text:p text:style-name="P34"><text:bookmark-start text:name="__DdeLink__15154_260753773"/>Acompanhar<text:s/><text:bookmark-end text:name="__DdeLink__15154_260753773"/>trajeto.</text:p>
            </text:list-item>
            <text:list-item>
              <text:p text:style-name="P35"><text:bookmark-start text:name="__DdeLink__15157_260753773"/><text:bookmark-start text:name="__DdeLink__15151_260753773"/>Visualizar informações do motorista<text:bookmark-end text:name="__DdeLink__15157_260753773"/><text:bookmark-end text:name="__DdeLink__15151_260753773"/>.</text:p>
            </text:list-item>
            <text:list-item>
              <text:p text:style-name="P36"><text:bookmark-start text:name="__DdeLink__15160_260753773"/>Visualizar informações do veículo<text:bookmark-end text:name="__DdeLink__15160_260753773"/>.</text:p>
            </text:list-item>
            <text:list-item>
              <text:p text:style-name="P37"><text:bookmark-start text:name="__DdeLink__15163_260753773"/>Alterar dados pessoais<text:bookmark-end text:name="__DdeLink__15163_260753773"/>.</text:p>
            </text:list-item>
            <text:list-item>
              <text:p text:style-name="P38"><text:bookmark-start text:name="__DdeLink__15166_260753773"/>Configurar aplicativo<text:bookmark-end text:name="__DdeLink__15166_260753773"/>.</text:p>
            </text:list-item>
            <text:list-item>
              <text:p text:style-name="P39"><text:bookmark-start text:name="__DdeLink__133_600129414"/>Visualizar destinos<text:bookmark-end text:name="__DdeLink__133_600129414"/>.</text:p>
            </text:list-item>
          </text:list>
        </text:list-item>
      </text:list>
      <text:p text:style-name="Standard"/>
      <text:list text:style-name="LFO1" text:continue-numbering="true">
        <text:list-item>
          <text:p text:style-name="P40">Motorista – Android</text:p>
          <text:list text:continue-numbering="true">
            <text:list-item>
              <text:p text:style-name="P41">Acessar sistema.</text:p>
            </text:list-item>
            <text:list-item>
              <text:p text:style-name="P42"><text:bookmark-start text:name="__DdeLink__54_1015668052"/>V<text:bookmark-end text:name="__DdeLink__54_1015668052"/>isualizar passageiros.</text:p>
            </text:list-item>
            <text:list-item>
              <text:p text:style-name="P43">Confirmar presença. (horário para gerar estatísticas).</text:p>
            </text:list-item>
            <text:list-item>
              <text:p text:style-name="P44"><text:bookmark-start text:name="__DdeLink__60_1015668052"/>Navegar<text:s/><text:bookmark-end text:name="__DdeLink__60_1015668052"/>mapa.</text:p>
            </text:list-item>
            <text:list-item>
              <text:p text:style-name="P45">Visualizar rotas.</text:p>
            </text:list-item>
            <text:list-item>
              <text:p text:style-name="P46">Salvar rota favorita.</text:p>
            </text:list-item>
            <text:list-item>
              <text:p text:style-name="P47">Selecionar rota.</text:p>
            </text:list-item>
            <text:list-item>
              <text:p text:style-name="P48">Configurações de aplicativo. (mais<text:s/>curta, favorita ou default).</text:p>
            </text:list-item>
            <text:list-item>
              <text:p text:style-name="P49">Visualizar destinos</text:p>
            </text:list-item>
          </text:list>
        </text:list-item>
      </text:list>
      <text:p text:style-name="P50"><text:bookmark-end text:name="__DdeLink__166_600129414"/><text:soft-page-break/>Requisitos não funcionais</text:p>
      <text:p text:style-name="Standard"/>
      <text:list text:style-name="LFO2" text:continue-numbering="true">
        <text:list-item>
          <text:p text:style-name="P51">Acesso a internet</text:p>
        </text:list-item>
        <text:list-item>
          <text:p text:style-name="P52">Android versão 4 ou superior</text:p>
        </text:list-item>
        <text:list-item>
          <text:p text:style-name="P53">Manter GPS ativado</text:p>
        </text:list-item>
        <text:list-item>
          <text:p text:style-name="P54">Possuir serviço de localização no dispositivo</text:p>
        </text:list-item>
        <text:list-item>
          <text:p text:style-name="P55">Java JRE no computador que for utilizar a plataforma web.</text:p>
        </text:list-item>
        <text:list-item>
          <text:p text:style-name="P56">Navegador<text:s/>com suporte a JavaScript para utilizar a plataforma web.</text:p>
        </text:list-item>
        <text:list-item>
          <text:p text:style-name="P57">Bloquear dispositivo do motorista para acessar unicamente a aplicação.</text:p>
        </text:list-item>
        <text:list-item>
          <text:p text:style-name="P58"/>
        </text:list-item>
      </text:list>
      <text:p text:style-name="P59"/>
      <text:p text:style-name="Standard">Requisitos não funcionais usabilidade</text:p>
      <text:list text:style-name="LFO3" text:continue-numbering="true">
        <text:list-item>
          <text:p text:style-name="P60">Interface amigavel ao uso de pessoas sem muito conhecimento em informatica.</text:p>
        </text:list-item>
        <text:list-item>
          <text:p text:style-name="P61">Bloquear o acesso por 10 segundos após 5 tentativas seguidas.</text:p>
        </text:list-item>
        <text:list-item>
          <text:p text:style-name="P62">Não permitir o acesso até que digite os dados de autenticação.</text:p>
        </text:list-item>
        <text:list-item>
          <text:p text:style-name="P63">Prover feedback através de mensagens , seja em caso de erro ou sucesso.<text:s/></text:p>
        </text:list-item>
      </text:list>
      <text:p text:style-name="P64"/>
      <text:p text:style-name="Standard">Requisitos<text:s/>não funcionais tecnologicos</text:p>
      <text:list text:style-name="LFO4" text:continue-numbering="true">
        <text:list-item>
          <text:p text:style-name="P65">Utilização da linguagem JAVA para desenvolvimento do servidor e aplicações Android.</text:p>
        </text:list-item>
        <text:list-item>
          <text:p text:style-name="P66">Utilização das linguagens de marcação HTML5 e CSS3 para desenvolvimento da página web.</text:p>
        </text:list-item>
        <text:list-item>
          <text:p text:style-name="P67">Utilização da linguagem de script JavaScript para realizar conexão entre plataforma web e servidor.</text:p>
        </text:list-item>
        <text:list-item>
          <text:p text:style-name="P68">Utilização do serviço REST para comunicação servidor x aplicações.</text:p>
        </text:list-item>
        <text:list-item>
          <text:p text:style-name="P69">Utilização do GoogleMaps API , para as funcionalidades relacionadas à navegação GPS</text:p>
        </text:list-item>
        <text:list-item>
          <text:p text:style-name="P70">Utilização do banco de dados PostgreSQL para armazenamento de dados.</text:p>
        </text:list-item>
        <text:list-item>
          <text:p text:style-name="P71">Utilização do framework Hibernate para validação, criação e garantir<text:s/>integridade do banco de dados.</text:p>
        </text:list-item>
        <text:list-item>
          <text:p text:style-name="P72">Utilização da IDE de desenvolvimento Intellij IDEA para desenvolvimento do servidor de apliação</text:p>
        </text:list-item>
        <text:list-item>
          <text:p text:style-name="P73">Utilização da IDE de desenvolvimento AndroidStudio para desenvolvimento das aplicações mobile.</text:p>
        </text:list-item>
        <text:list-item>
          <text:p text:style-name="P74">Utilização do editor Brackets para<text:s/>desenvolvimento da plataforma web.</text:p>
        </text:list-item>
      </text:list>
      <text:p text:style-name="P75"/>
      <text:p text:style-name="Standard">Requisitos não funcionais de segurança</text:p>
      <text:list text:style-name="LFO5" text:continue-numbering="true">
        <text:list-item>
          <text:p text:style-name="P76">Transformar as senhas em hash para acesso e armazenamento em banco de dados.</text:p>
        </text:list-item>
        <text:list-item>
          <text:p text:style-name="P77">Acesso realizado por login e senha.</text:p>
        </text:list-item>
        <text:list-item>
          <text:p text:style-name="P78">Recuperar dados via email com data para expirar<text:s/>o<text:s/>codigo de recuperação<text:s/>enviado.</text:p>
        </text:list-item>
        <text:list-item>
          <text:p text:style-name="P79">Segurança do servidor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fredo</meta:initial-creator>
    <dc:creator>Lucas Giacomassi</dc:creator>
    <meta:creation-date>2015-02-25T10:04:00Z</meta:creation-date>
    <dc:date>2015-03-19T16:55:00Z</dc:date>
    <meta:template xlink:href="Normal" xlink:type="simple"/>
    <meta:editing-cycles>2</meta:editing-cycles>
    <meta:editing-duration>PT8460S</meta:editing-duration>
    <meta:document-statistic meta:page-count="3" meta:paragraph-count="6" meta:word-count="476" meta:character-count="3041" meta:row-count="21" meta:non-whitespace-character-count="2571"/>
  </office:meta>
</office:document-meta>
</file>